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…or create a new repository on the command line</text:h>
      <text:p text:style-name="P1"><text:bookmark text:name="empty-setup-new-repo-echo"/>echo "# RyD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https://github.com/mprro/RyD.git</text:p>
      <text:p text:style-name="P2">git push -u origin main</text:p>
      <text:h text:style-name="Heading_20_3" text:outline-level="3">…or push an existing repository from the command line</text:h>
      <text:p text:style-name="P1"><text:bookmark text:name="empty-setup-push-repo-echo"/>git remote add origin https://github.com/mprro/RyD.git</text:p>
      <text:p text:style-name="Preformatted_20_Text">git branch -M main</text:p>
      <text:p text:style-name="P2">git push -u origin main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7:28:05.030722458</meta:creation-date>
    <dc:date>2025-06-23T17:30:10.039083123</dc:date>
    <meta:editing-duration>PT2M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61" meta:character-count="368" meta:non-whitespace-character-count="319"/>
  </office:meta>
</office:document-meta>
</file>